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ato Light1" svg:font-family="'Lato Light'" style:font-pitch="variable"/>
    <style:font-face style:name="Lato Light" svg:font-family="'Lato Light'" style:font-adornments="Bold" style:font-pitch="variable"/>
    <style:font-face style:name="Samanata" svg:font-family="Samana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style:font-name="Latin Modern Roman"/>
    </style:style>
    <style:style style:name="P2" style:family="paragraph" style:parent-style-name="Standard">
      <style:paragraph-properties>
        <style:tab-stops>
          <style:tab-stop style:position="7.325cm"/>
        </style:tab-stops>
      </style:paragraph-properties>
      <style:text-properties style:font-name="Lato Light1" fo:font-size="10pt" officeooo:rsid="0023b5e6" officeooo:paragraph-rsid="0023b5e6" style:font-size-asian="10pt" style:font-name-complex="Latin Modern Roman" style:font-size-complex="10pt"/>
    </style:style>
    <style:style style:name="P3" style:family="paragraph" style:parent-style-name="Standard" style:master-page-name="">
      <style:paragraph-properties fo:margin-top="0cm" fo:margin-bottom="0.3cm" loext:contextual-spacing="false" style:page-number="auto"/>
      <style:text-properties style:font-name="Latin Modern Roman" officeooo:rsid="002212c5" officeooo:paragraph-rsid="002212c5"/>
    </style:style>
    <style:style style:name="P4" style:family="paragraph" style:parent-style-name="Quotations">
      <style:text-properties style:font-name="Samanata" style:font-name-complex="Samanata"/>
    </style:style>
    <style:style style:name="P5" style:family="paragraph" style:parent-style-name="Standard">
      <style:paragraph-properties fo:margin-top="0.3cm" fo:margin-bottom="0cm" loext:contextual-spacing="false">
        <style:tab-stops>
          <style:tab-stop style:position="7.325cm"/>
        </style:tab-stops>
      </style:paragraph-properties>
      <style:text-properties style:font-name="Latin Modern Roman" officeooo:rsid="0023b5e6" officeooo:paragraph-rsid="0023b5e6" style:font-name-complex="Latin Modern Roman"/>
    </style:style>
    <style:style style:name="P6" style:family="paragraph" style:parent-style-name="Standard">
      <style:paragraph-properties fo:margin-top="0.3cm" fo:margin-bottom="0cm" loext:contextual-spacing="false"/>
      <style:text-properties style:font-name="Latin Modern Roman" officeooo:rsid="0022ef6b" officeooo:paragraph-rsid="0022ef6b" style:font-name-complex="Latin Modern Roman"/>
    </style:style>
    <style:style style:name="P7" style:family="paragraph" style:parent-style-name="Standard">
      <style:paragraph-properties fo:margin-top="0.3cm" fo:margin-bottom="0cm" loext:contextual-spacing="false">
        <style:tab-stops>
          <style:tab-stop style:position="7.325cm"/>
        </style:tab-stops>
      </style:paragraph-properties>
      <style:text-properties style:font-name="Latin Modern Roman" fo:language="en" fo:country="US" officeooo:rsid="0026b88f" officeooo:paragraph-rsid="0028922c" style:font-name-complex="Latin Modern Roman" loext:shadow="none"/>
    </style:style>
    <style:style style:name="P8" style:family="paragraph" style:parent-style-name="Quotations">
      <style:paragraph-properties fo:margin-top="0cm" fo:margin-bottom="0.101cm" loext:contextual-spacing="false">
        <style:tab-stops>
          <style:tab-stop style:position="7.11cm"/>
          <style:tab-stop style:position="11.509cm"/>
        </style:tab-stops>
      </style:paragraph-properties>
      <style:text-properties style:font-name="Samanata" fo:font-size="12pt" officeooo:paragraph-rsid="0037fa32" style:font-size-asian="12pt" style:font-name-complex="Samanata" style:font-size-complex="12pt"/>
    </style:style>
    <style:style style:name="P9" style:family="paragraph" style:parent-style-name="Quotations">
      <style:paragraph-properties fo:margin-top="0cm" fo:margin-bottom="0cm" loext:contextual-spacing="false">
        <style:tab-stops>
          <style:tab-stop style:position="7.11cm"/>
          <style:tab-stop style:position="11.509cm"/>
        </style:tab-stops>
      </style:paragraph-properties>
      <style:text-properties style:font-name="Samanata" fo:font-size="12pt" officeooo:paragraph-rsid="0037fa32" style:font-size-asian="12pt" style:font-name-complex="Samanata" style:font-size-complex="12pt"/>
    </style:style>
    <style:style style:name="P10" style:family="paragraph" style:parent-style-name="Standard" style:list-style-name="L1">
      <style:paragraph-properties>
        <style:tab-stops>
          <style:tab-stop style:position="7.325cm"/>
        </style:tab-stops>
      </style:paragraph-properties>
      <style:text-properties style:font-name="Latin Modern Roman" officeooo:rsid="0022ef6b" officeooo:paragraph-rsid="0022ef6b" style:font-name-complex="Latin Modern Roman"/>
    </style:style>
    <style:style style:name="P11" style:family="paragraph" style:parent-style-name="Standard" style:list-style-name="L1">
      <style:paragraph-properties>
        <style:tab-stops>
          <style:tab-stop style:position="7.325cm"/>
        </style:tab-stops>
      </style:paragraph-properties>
      <style:text-properties style:font-name="Latin Modern Roman" officeooo:rsid="0022ef6b" officeooo:paragraph-rsid="0037fa32" style:font-name-complex="Latin Modern Roman"/>
    </style:style>
    <style:style style:name="P12" style:family="paragraph" style:parent-style-name="Standard">
      <style:text-properties style:font-name="Latin Modern Roman" officeooo:rsid="0022ef6b" officeooo:paragraph-rsid="0037fa32" style:font-name-complex="Latin Modern Roman"/>
    </style:style>
    <style:style style:name="P13" style:family="paragraph" style:parent-style-name="Standard">
      <style:paragraph-properties>
        <style:tab-stops>
          <style:tab-stop style:position="7.325cm"/>
        </style:tab-stops>
      </style:paragraph-properties>
      <style:text-properties style:font-name="Lato Light1" fo:font-size="10pt" officeooo:rsid="0023b5e6" officeooo:paragraph-rsid="0023b5e6" style:font-size-asian="10pt" style:font-name-complex="Latin Modern Roman" style:font-size-complex="10pt"/>
    </style:style>
    <style:style style:name="P14" style:family="paragraph" style:parent-style-name="Standard" style:list-style-name="L2" style:master-page-name="">
      <loext:graphic-properties draw:fill="none"/>
      <style:paragraph-properties style:page-number="auto" fo:background-color="transparent">
        <style:tab-stops>
          <style:tab-stop style:position="7.325cm"/>
        </style:tab-stops>
      </style:paragraph-properties>
      <style:text-properties style:font-name="Latin Modern Roman" fo:language="en" fo:country="US" officeooo:rsid="0026b88f" officeooo:paragraph-rsid="00365d65" style:font-name-complex="Latin Modern Roman" loext:shadow="none"/>
    </style:style>
    <style:style style:name="P15" style:family="paragraph" style:parent-style-name="Standard" style:list-style-name="L2">
      <loext:graphic-properties draw:fill="none"/>
      <style:paragraph-properties fo:margin-top="0.3cm" fo:margin-bottom="0cm" loext:contextual-spacing="false" fo:background-color="transparent">
        <style:tab-stops>
          <style:tab-stop style:position="7.325cm"/>
        </style:tab-stops>
      </style:paragraph-properties>
      <style:text-properties style:font-name="Latin Modern Roman" fo:language="en" fo:country="US" officeooo:rsid="0026b88f" officeooo:paragraph-rsid="00365d65" style:font-name-complex="Latin Modern Roman" loext:shadow="none"/>
    </style:style>
    <style:style style:name="T1" style:family="text">
      <style:text-properties fo:color="#ce181e"/>
    </style:style>
    <style:style style:name="T2" style:family="text">
      <style:text-properties fo:color="#ce181e" style:font-name="Samanata" style:font-name-complex="Samanata"/>
    </style:style>
    <style:style style:name="T3" style:family="text">
      <style:text-properties fo:color="#ce181e" style:font-name="Samanata" officeooo:rsid="0037fa32" style:font-name-complex="Samanata"/>
    </style:style>
    <style:style style:name="T4" style:family="text">
      <style:text-properties fo:color="#ce181e" fo:font-style="italic" style:font-style-asian="italic" style:font-style-complex="italic"/>
    </style:style>
    <style:style style:name="T5" style:family="text">
      <style:text-properties fo:color="#ce181e" fo:font-size="12pt" fo:font-style="italic" style:font-size-asian="12pt" style:font-style-asian="italic" style:font-size-complex="12pt" style:font-style-complex="italic"/>
    </style:style>
    <style:style style:name="T6" style:family="text">
      <style:text-properties fo:color="#ce181e" officeooo:rsid="002ccf9d"/>
    </style:style>
    <style:style style:name="T7" style:family="text">
      <style:text-properties fo:color="#ce181e" officeooo:rsid="0037fa32"/>
    </style:style>
    <style:style style:name="T8" style:family="text">
      <style:text-properties fo:color="#ce181e" officeooo:rsid="00365d65"/>
    </style:style>
    <style:style style:name="T9" style:family="text">
      <style:text-properties style:font-name="Latin Modern Roman" officeooo:rsid="002585b3" style:font-name-complex="Latin Modern Roman"/>
    </style:style>
    <style:style style:name="T10" style:family="text">
      <style:text-properties officeooo:rsid="002585b3"/>
    </style:style>
    <style:style style:name="T11" style:family="text">
      <style:text-properties style:use-window-font-color="true"/>
    </style:style>
    <style:style style:name="T12" style:family="text">
      <style:text-properties style:use-window-font-color="true" style:font-name="Latin Modern Roman" officeooo:rsid="002585b3" style:font-name-complex="Latin Modern Roman"/>
    </style:style>
    <style:style style:name="T13" style:family="text">
      <style:text-properties style:use-window-font-color="true" style:font-name="Samanata" style:font-name-complex="Samanata"/>
    </style:style>
    <style:style style:name="T14" style:family="text">
      <style:text-properties style:use-window-font-color="true" style:font-name="Samanata" officeooo:rsid="002585b3" style:font-name-complex="Samanata"/>
    </style:style>
    <style:style style:name="T15" style:family="text">
      <style:text-properties style:use-window-font-color="true" officeooo:rsid="002585b3"/>
    </style:style>
    <style:style style:name="T16" style:family="text">
      <style:text-properties style:use-window-font-color="true" fo:font-style="italic" style:font-style-asian="italic" style:font-style-complex="italic"/>
    </style:style>
    <style:style style:name="T17" style:family="text">
      <style:text-properties style:use-window-font-color="true" officeooo:rsid="002b7f74"/>
    </style:style>
    <style:style style:name="T18" style:family="text">
      <style:text-properties style:use-window-font-color="true" officeooo:rsid="0037fa32"/>
    </style:style>
    <style:style style:name="T19" style:family="text">
      <style:text-properties style:use-window-font-color="true" officeooo:rsid="00365d65"/>
    </style:style>
    <style:style style:name="T20" style:family="text">
      <style:text-properties fo:font-style="italic" style:font-style-asian="italic" style:font-style-complex="italic"/>
    </style:style>
    <style:style style:name="T21" style:family="text">
      <style:text-properties fo:font-size="8pt" fo:font-style="normal" style:font-size-asian="8pt" style:font-style-asian="normal" style:font-size-complex="8pt" style:font-style-complex="normal"/>
    </style:style>
    <style:style style:name="T22" style:family="text">
      <style:text-properties fo:font-size="12pt" fo:font-style="italic" style:font-size-asian="12pt" style:font-style-asian="italic" style:font-size-complex="12pt" style:font-style-complex="italic"/>
    </style:style>
    <style:style style:name="T23" style:family="text">
      <style:text-properties fo:font-size="9pt" fo:font-style="normal" style:font-size-asian="9pt" style:font-style-asian="normal" style:font-size-complex="9pt" style:font-style-complex="normal"/>
    </style:style>
    <style:style style:name="T24" style:family="text">
      <style:text-properties officeooo:rsid="002b7f74"/>
    </style:style>
    <style:style style:name="T25" style:family="text">
      <style:text-properties officeooo:rsid="002d6040"/>
    </style:style>
    <style:style style:name="T26" style:family="text">
      <style:text-properties officeooo:rsid="002fcbf2"/>
    </style:style>
    <style:style style:name="T27" style:family="text">
      <style:text-properties officeooo:rsid="002585b3" style:font-name-complex="Samanata"/>
    </style:style>
    <style:style style:name="T28" style:family="text">
      <style:text-properties officeooo:rsid="0037fa32" style:font-name-complex="Samanata"/>
    </style:style>
    <style:style style:name="T29" style:family="text">
      <style:text-properties officeooo:rsid="0033d422"/>
    </style:style>
    <style:style style:name="T30" style:family="text">
      <style:text-properties style:font-name="Samanata" officeooo:rsid="0037fa32" style:font-name-complex="Samanata"/>
    </style:style>
    <style:style style:name="T31" style:family="text">
      <style:text-properties officeooo:rsid="00365d65"/>
    </style:style>
    <style:style style:name="T32" style:family="text">
      <style:text-properties officeooo:rsid="0037fa32"/>
    </style:style>
    <style:style style:name="T33" style:family="text">
      <style:text-properties officeooo:rsid="0037fa32" style:font-name-complex="Latin Modern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ple <text:span text:style-name="T29">5</text:span> – Sutka <text:span text:style-name="T25">10:55</text:span></text:p>
      <text:p text:style-name="P9">दूरे तन नाम गुह्यं पराचैर्यत तवा भीते अह्वयेतांवयोधै | </text:p>
      <text:p text:style-name="P9">उदस्तभ्नाः पर्थिवीं दयामभीके भरातुःपुत्रान मघवन तित्विषाणः || १ ||</text:p>
      <text:p text:style-name="P9">महत तन नाम गुह्यं पुरुस्प्र्ग येन भूतं जनयो येनभव्यम | </text:p>
      <text:p text:style-name="P9">परत्नं जातं जयोतिर्यदस्य परियं परियाः समविशन्त पञ्च || २ ||</text:p>
      <text:p text:style-name="P9">आ रोदसी अप्र्णादोत मध्यं पञ्च देवान रतुशः सप्त सप्त | </text:p>
      <text:p text:style-name="P9">चतुस्त्रिंशता पुरुधा वि चष्टे सरूपेण जयोतिषाविव्रतेन || ३ ||</text:p>
      <text:p text:style-name="P9">यदुष औछः परथमा विभानामजनयो येन पुष्टस्यपुष्टम | </text:p>
      <text:p text:style-name="P9">यत ते जामित्वमवरं परस्या महन महत्यासुरत्वमेकम || ४ ||</text:p>
      <text:p text:style-name="P9">विधुं दद्राणं समने बहूनां युवानं सन्तं पलितोजगार | </text:p>
      <text:p text:style-name="P9">देवस्य पश्य काव्यं महित्वाद्या ममार स हयःसमान || ५ ||</text:p>
      <text:p text:style-name="P9">शाक्मना शाको अरुणः सुपर्ण आ यो महः शूरःसनादनीळः | </text:p>
      <text:p text:style-name="P8">यच्चिकेत <text:span text:style-name="T1">सत्य</text:span>मित तन न मोघं वसुस्पार्हमुत जेतोत दाता || ६ ||</text:p>
      <text:p text:style-name="P3">Padapatha for sloka <text:span text:style-name="T31">6</text:span>:</text:p>
      <text:p text:style-name="P4">शाक्मना | शाकः | अरुणः | सु-पर्णः | आ | यः | महः | शूरः | सनात् | अनीळः | यत् | चिकेत | <text:span text:style-name="T1">सत्यम्</text:span> | इत् | तत् | न | मोघम् | वसु | स्पार्हम् | उत | जेता | उत | दाता </text:p>
      <text:p text:style-name="P12">Interpretation: <text:span text:style-name="T2">सत्य </text:span>is <text:span text:style-name="T31">contrasted here with the word</text:span><text:span text:style-name="T12"> </text:span><text:span text:style-name="T14">मोघ</text:span><text:span text:style-name="T9"> (“</text:span><text:span text:style-name="T31">futility, uselessness</text:span><text:span text:style-name="T9">”)</text:span><text:span text:style-name="T27"> </text:span><text:span text:style-name="T28">through the phrase “</text:span><text:span text:style-name="T3">सत्यम्</text:span><text:span text:style-name="T30"> इत् तत् न मोघम्</text:span><text:span text:style-name="T33">”</text:span> → “... <text:span text:style-name="T32">this is </text:span><text:span text:style-name="T1">satya</text:span><text:span text:style-name="T11">, </text:span><text:span text:style-name="T18">not some </text:span><text:span text:style-name="T19">futility</text:span>”</text:p>
      <text:p text:style-name="P6">Compatibility with the ideas of :</text:p>
      <text:list xml:id="list1736042902" text:style-name="L1">
        <text:list-item>
          <text:p text:style-name="P10">Truth / real / <text:span text:style-name="T26">truthfulness</text:span> : <text:tab/><text:span text:style-name="T10">No</text:span></text:p>
        </text:list-item>
        <text:list-item>
          <text:p text:style-name="P10">Trust / Trustworthiness : <text:tab/><text:span text:style-name="T10">No</text:span></text:p>
        </text:list-item>
        <text:list-item>
          <text:p text:style-name="P11">Weight / importance / Significance : <text:tab/>Yes → “... <text:span text:style-name="T32">t</text:span><text:span text:style-name="T18">his is</text:span><text:span text:style-name="T7"> something important</text:span><text:span text:style-name="T11">, </text:span><text:span text:style-name="T18">not some </text:span><text:span text:style-name="T19">futility</text:span>”</text:p>
        </text:list-item>
      </text:list>
      <text:p text:style-name="P7">Translations:</text:p>
      <text:list xml:id="list2337385850" text:style-name="L2">
        <text:list-item>
          <text:p text:style-name="P14"><text:span text:style-name="T22">Strong is the Red Bird in his strength, great Hero, who from of old hath had no nest to dwell in. That which he knows is </text:span><text:span text:style-name="T5">truth</text:span><text:span text:style-name="T22"> and never idle: he wins and gives the wealth desired of many.</text:span><text:span text:style-name="T23"> Ralph T. H. Griffith, [1896]</text:span></text:p>
        </text:list-item>
        <text:list-item>
          <text:p text:style-name="P15"><text:span text:style-name="T16">Through his power he is the powerful, ruddy eagle, who, as the nestless champion from of old, (has power) over the great. What he perceives, that is </text:span><text:span text:style-name="T4">truly real</text:span><text:span text:style-name="T16">, not false. He is both the winner and the giver of the eagerly sought good.</text:span><text:span text:style-name="T20"> </text:span><text:span text:style-name="T21">S. W. Jamison / J. P. Brereton [2014]</text:span></text:p>
        </text:list-item>
      </text:list>
      <text:p text:style-name="P5">Cheat-sheet:</text:p>
      <text:p text:style-name="P2">1. Far away in the distance is that hidden name which the two, frightened, called you, to grant them vigor.</text:p>
      <text:p text:style-name="P2">You propped up Earth and Heaven at the critical moment, when you were sparking the sons of your brother, bounteous one.</text:p>
      <text:p text:style-name="P2"><text:soft-page-break/>2. Great is that hidden, much-coveted name by which you begat what has been and by which (you will beget) what is to be. The light born of old that is his—that dear light do the five dear ones merge into.</text:p>
      <text:p text:style-name="P2">3. He filled the two world-halves and their middle. The five (groups of) gods in their proper sequence, seven by seven, does he survey with the thirty-four (lights) in their multiplicity, (which are one) light having a single form but following various commandments.</text:p>
      <text:p text:style-name="P2">4. In that, o Dawn, you dawned as the foremost of the radiant ones, because you begat the thriving of the thriving, in that you have nearer kinship with the more distant (Dawn)—great is the one and only lordship of great (Dawn).</text:p>
      <text:p text:style-name="P2">5. The solitary (moon?) running in the crowd of many (stars?)—though he was young, the gray one swallowed him—behold the poetic skill of the god in his greatness. (In simple language:) today he died; yesterday he was (still) utterly breathing.</text:p>
      <text:p text:style-name="P2">6. Through his power he is the powerful, ruddy eagle, who, as the nestless champion from of old, (has power) over the great. What he perceives, that is truly real, not false. He is both the winner and the giver of the eagerly sought go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ato Light1" svg:font-family="'Lato Light'" style:font-pitch="variable"/>
    <style:font-face style:name="Lato Light" svg:font-family="'Lato Light'" style:font-adornments="Bold" style:font-pitch="variable"/>
    <style:font-face style:name="Samanata" svg:font-family="Samana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0cm" fo:margin-bottom="0.499cm" loext:contextual-spacing="false" fo:text-align="center" style:justify-single-word="false"/>
      <style:text-properties style:font-name="Lato Light" fo:font-family="'Lato Light'" style:font-style-name="Bold" style:font-pitch="variable" fo:font-size="1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0:27:27.068349999</meta:creation-date>
    <meta:generator>LibreOffice/6.0.6.2$Linux_X86_64 LibreOffice_project/00m0$Build-2</meta:generator>
    <dc:date>2018-12-07T22:06:58.144980546</dc:date>
    <meta:editing-duration>PT40M26S</meta:editing-duration>
    <meta:editing-cycles>11</meta:editing-cycles>
    <meta:document-statistic meta:table-count="0" meta:image-count="0" meta:object-count="0" meta:page-count="2" meta:paragraph-count="31" meta:word-count="584" meta:character-count="2861" meta:non-whitespace-character-count="2306"/>
  </office:meta>
</office:document-meta>
</file>